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021cm" svg:height="11.395cm" svg:x="26.897cm" svg:y="0.345cm">
            <draw:object draw:notify-on-update-of-ranges="Tabelle1.B29:Tabelle1.F29 Tabelle1.A36:Tabelle1.A36 Tabelle1.B3:Tabelle1.F3 Tabelle1.B4:Tabelle1.F4 Tabelle1.B4:Tabelle1.F4 Tabelle1.A37:Tabelle1.A37 Tabelle1.B5:Tabelle1.F5 Tabelle1.B6:Tabelle1.F6 Tabelle1.B6:Tabelle1.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663cm" svg:height="11.554cm" svg:x="27.062cm" svg:y="12.245cm">
            <draw:object draw:notify-on-update-of-ranges="Tabelle1.B29:Tabelle1.F29 Tabelle1.A36:Tabelle1.A36 Tabelle1.B9:Tabelle1.F9 Tabelle1.B10:Tabelle1.F10 Tabelle1.B10:Tabelle1.F10 Tabelle1.A37:Tabelle1.A37 Tabelle1.B11:Tabelle1.F11 Tabelle1.B12:Tabelle1.F12 Tabelle1.B12:Tabelle1.F12 Tabelle1.A38:Tabelle1.A38 Tabelle1.B38:Tabelle1.F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call</text:p>
          </table:table-cell>
          <table:table-cell table:number-columns-repeated="5" office:value-type="float" office:value="0.999133333333334" calcext:value-type="float">
            <text:p>0,9991333333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table:number-columns-repeated="5" office:value-type="float" office:value="0.00154396838822508" calcext:value-type="float">
            <text:p>0,0015439684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table:number-columns-repeated="5" office:value-type="float" office:value="0.999133333333334" calcext:value-type="float">
            <text:p>0,9991333333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table:number-columns-repeated="5" office:value-type="float" office:value="0.00154396838822508" calcext:value-type="float">
            <text:p>0,0015439684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table:number-columns-repeated="5" office:value-type="float" office:value="0.9993" calcext:value-type="float">
            <text:p>0,9993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table:number-columns-repeated="5" office:value-type="float" office:value="0.00174367544009889" calcext:value-type="float">
            <text:p>0,0017436754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85328261243668" calcext:value-type="float">
            <text:p>0,6853282612</text:p>
          </table:table-cell>
          <table:table-cell office:value-type="float" office:value="0.719355908210066" calcext:value-type="float">
            <text:p>0,7193559082</text:p>
          </table:table-cell>
          <table:table-cell office:value-type="float" office:value="0.730829042370916" calcext:value-type="float">
            <text:p>0,7308290424</text:p>
          </table:table-cell>
          <table:table-cell office:value-type="float" office:value="0.737865942403089" calcext:value-type="float">
            <text:p>0,7378659424</text:p>
          </table:table-cell>
          <table:table-cell office:value-type="float" office:value="0.745641198476652" calcext:value-type="float">
            <text:p>0,7456411985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27613858626378" calcext:value-type="float">
            <text:p>0,0276138586</text:p>
          </table:table-cell>
          <table:table-cell office:value-type="float" office:value="0.0244721188811868" calcext:value-type="float">
            <text:p>0,0244721189</text:p>
          </table:table-cell>
          <table:table-cell office:value-type="float" office:value="0.0240460486852007" calcext:value-type="float">
            <text:p>0,0240460487</text:p>
          </table:table-cell>
          <table:table-cell office:value-type="float" office:value="0.0218877794388749" calcext:value-type="float">
            <text:p>0,0218877794</text:p>
          </table:table-cell>
          <table:table-cell office:value-type="float" office:value="0.0252692891397518" calcext:value-type="float">
            <text:p>0,0252692891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685379399436542" calcext:value-type="float">
            <text:p>0,6853793994</text:p>
          </table:table-cell>
          <table:table-cell office:value-type="float" office:value="0.719405641448498" calcext:value-type="float">
            <text:p>0,7194056414</text:p>
          </table:table-cell>
          <table:table-cell office:value-type="float" office:value="0.730871270528414" calcext:value-type="float">
            <text:p>0,7308712705</text:p>
          </table:table-cell>
          <table:table-cell office:value-type="float" office:value="0.737905270390985" calcext:value-type="float">
            <text:p>0,7379052704</text:p>
          </table:table-cell>
          <table:table-cell office:value-type="float" office:value="0.745677358620216" calcext:value-type="float">
            <text:p>0,7456773586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27623718736537" calcext:value-type="float">
            <text:p>0,0276237187</text:p>
          </table:table-cell>
          <table:table-cell office:value-type="float" office:value="0.0244677109929612" calcext:value-type="float">
            <text:p>0,024467711</text:p>
          </table:table-cell>
          <table:table-cell office:value-type="float" office:value="0.0240421595566723" calcext:value-type="float">
            <text:p>0,0240421596</text:p>
          </table:table-cell>
          <table:table-cell office:value-type="float" office:value="0.0218770460590975" calcext:value-type="float">
            <text:p>0,0218770461</text:p>
          </table:table-cell>
          <table:table-cell office:value-type="float" office:value="0.0252710169518505" calcext:value-type="float">
            <text:p>0,025271017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626027272727272" calcext:value-type="float">
            <text:p>0,6260272727</text:p>
          </table:table-cell>
          <table:table-cell office:value-type="float" office:value="0.670812626262626" calcext:value-type="float">
            <text:p>0,6708126263</text:p>
          </table:table-cell>
          <table:table-cell office:value-type="float" office:value="0.686712121212121" calcext:value-type="float">
            <text:p>0,6867121212</text:p>
          </table:table-cell>
          <table:table-cell office:value-type="float" office:value="0.697168181818182" calcext:value-type="float">
            <text:p>0,6971681818</text:p>
          </table:table-cell>
          <table:table-cell office:value-type="float" office:value="0.712823737373737" calcext:value-type="float">
            <text:p>0,7128237374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412685863810022" calcext:value-type="float">
            <text:p>0,0412685864</text:p>
          </table:table-cell>
          <table:table-cell office:value-type="float" office:value="0.0317046673554525" calcext:value-type="float">
            <text:p>0,0317046674</text:p>
          </table:table-cell>
          <table:table-cell office:value-type="float" office:value="0.0317736925855497" calcext:value-type="float">
            <text:p>0,0317736926</text:p>
          </table:table-cell>
          <table:table-cell office:value-type="float" office:value="0.0295044890661401" calcext:value-type="float">
            <text:p>0,0295044891</text:p>
          </table:table-cell>
          <table:table-cell office:value-type="float" office:value="0.0324966984867353" calcext:value-type="float">
            <text:p>0,0324966985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table:number-columns-repeated="5" office:value-type="float" office:value="0.9986" calcext:value-type="float">
            <text:p>0,9986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table:number-columns-repeated="5" office:value-type="float" office:value="0.00348735088019777" calcext:value-type="float">
            <text:p>0,0034873509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682554545454545" calcext:value-type="float">
            <text:p>0,6825545455</text:p>
          </table:table-cell>
          <table:table-cell office:value-type="float" office:value="0.726325252525253" calcext:value-type="float">
            <text:p>0,7263252525</text:p>
          </table:table-cell>
          <table:table-cell office:value-type="float" office:value="0.735824242424243" calcext:value-type="float">
            <text:p>0,7358242424</text:p>
          </table:table-cell>
          <table:table-cell office:value-type="float" office:value="0.744436363636363" calcext:value-type="float">
            <text:p>0,7444363636</text:p>
          </table:table-cell>
          <table:table-cell office:value-type="float" office:value="0.759947474747475" calcext:value-type="float">
            <text:p>0,7599474747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600277707412162" calcext:value-type="float">
            <text:p>0,0600277707</text:p>
          </table:table-cell>
          <table:table-cell office:value-type="float" office:value="0.0467244299934331" calcext:value-type="float">
            <text:p>0,04672443</text:p>
          </table:table-cell>
          <table:table-cell office:value-type="float" office:value="0.0442165205503696" calcext:value-type="float">
            <text:p>0,0442165206</text:p>
          </table:table-cell>
          <table:table-cell office:value-type="float" office:value="0.0422916158777998" calcext:value-type="float">
            <text:p>0,0422916159</text:p>
          </table:table-cell>
          <table:table-cell office:value-type="float" office:value="0.0432743533458021" calcext:value-type="float">
            <text:p>0,0432743533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table:number-columns-repeated="5" office:value-type="float" office:value="0.9988" calcext:value-type="float">
            <text:p>0,9988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table:number-columns-repeated="5" office:value-type="float" office:value="0.00356186309210063" calcext:value-type="float">
            <text:p>0,0035618631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804083652855081" calcext:value-type="float">
            <text:p>0,8040836529</text:p>
          </table:table-cell>
          <table:table-cell office:value-type="float" office:value="0.816591671820243" calcext:value-type="float">
            <text:p>0,8165916718</text:p>
          </table:table-cell>
          <table:table-cell office:value-type="float" office:value="0.819189569160998" calcext:value-type="float">
            <text:p>0,8191895692</text:p>
          </table:table-cell>
          <table:table-cell office:value-type="float" office:value="0.819379447536591" calcext:value-type="float">
            <text:p>0,8193794475</text:p>
          </table:table-cell>
          <table:table-cell office:value-type="float" office:value="0.811384601113172" calcext:value-type="float">
            <text:p>0,8113846011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408184971450286" calcext:value-type="float">
            <text:p>0,0408184971</text:p>
          </table:table-cell>
          <table:table-cell office:value-type="float" office:value="0.0342981594024046" calcext:value-type="float">
            <text:p>0,0342981594</text:p>
          </table:table-cell>
          <table:table-cell office:value-type="float" office:value="0.0365162404862791" calcext:value-type="float">
            <text:p>0,0365162405</text:p>
          </table:table-cell>
          <table:table-cell office:value-type="float" office:value="0.0358243013310509" calcext:value-type="float">
            <text:p>0,0358243013</text:p>
          </table:table-cell>
          <table:table-cell office:value-type="float" office:value="0.0385932239586531" calcext:value-type="float">
            <text:p>0,038593224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5695" calcext:value-type="float">
            <text:p>0,5695</text:p>
          </table:table-cell>
          <table:table-cell office:value-type="float" office:value="0.6153" calcext:value-type="float">
            <text:p>0,6153</text:p>
          </table:table-cell>
          <table:table-cell office:value-type="float" office:value="0.6376" calcext:value-type="float">
            <text:p>0,6376</text:p>
          </table:table-cell>
          <table:table-cell office:value-type="float" office:value="0.6499" calcext:value-type="float">
            <text:p>0,6499</text:p>
          </table:table-cell>
          <table:table-cell office:value-type="float" office:value="0.6657" calcext:value-type="float">
            <text:p>0,6657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62947388646184" calcext:value-type="float">
            <text:p>0,0629473886</text:p>
          </table:table-cell>
          <table:table-cell office:value-type="float" office:value="0.0534176416967695" calcext:value-type="float">
            <text:p>0,0534176417</text:p>
          </table:table-cell>
          <table:table-cell office:value-type="float" office:value="0.050893431935186" calcext:value-type="float">
            <text:p>0,0508934319</text:p>
          </table:table-cell>
          <table:table-cell office:value-type="float" office:value="0.047979267408018" calcext:value-type="float">
            <text:p>0,0479792674</text:p>
          </table:table-cell>
          <table:table-cell office:value-type="float" office:value="0.0488091521472493" calcext:value-type="float">
            <text:p>0,0488091521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812683861252775" calcext:value-type="float">
            <text:p>0,8126838613</text:p>
          </table:table-cell>
          <table:table-cell office:value-type="float" office:value="0.836237353599798" calcext:value-type="float">
            <text:p>0,8362373536</text:p>
          </table:table-cell>
          <table:table-cell office:value-type="float" office:value="0.843957121477743" calcext:value-type="float">
            <text:p>0,8439571215</text:p>
          </table:table-cell>
          <table:table-cell office:value-type="float" office:value="0.848674233090677" calcext:value-type="float">
            <text:p>0,8486742331</text:p>
          </table:table-cell>
          <table:table-cell office:value-type="float" office:value="0.853738396626761" calcext:value-type="float">
            <text:p>0,8537383966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194636299850389" calcext:value-type="float">
            <text:p>0,01946363</text:p>
          </table:table-cell>
          <table:table-cell office:value-type="float" office:value="0.016537095607325" calcext:value-type="float">
            <text:p>0,0165370956</text:p>
          </table:table-cell>
          <table:table-cell office:value-type="float" office:value="0.016068075734693" calcext:value-type="float">
            <text:p>0,0160680757</text:p>
          </table:table-cell>
          <table:table-cell office:value-type="float" office:value="0.0145382887692642" calcext:value-type="float">
            <text:p>0,0145382888</text:p>
          </table:table-cell>
          <table:table-cell office:value-type="float" office:value="0.0165952166841644" calcext:value-type="float">
            <text:p>0,0165952167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118.47624872" calcext:value-type="float">
            <text:p>118,47624872</text:p>
          </table:table-cell>
          <table:table-cell office:value-type="float" office:value="118.2389335" calcext:value-type="float">
            <text:p>118,2389335</text:p>
          </table:table-cell>
          <table:table-cell office:value-type="float" office:value="118.83895606" calcext:value-type="float">
            <text:p>118,83895606</text:p>
          </table:table-cell>
          <table:table-cell office:value-type="float" office:value="119.21060869" calcext:value-type="float">
            <text:p>119,21060869</text:p>
          </table:table-cell>
          <table:table-cell office:value-type="float" office:value="120.63611798" calcext:value-type="float">
            <text:p>120,63611798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6.01158168946265" calcext:value-type="float">
            <text:p>6,0115816895</text:p>
          </table:table-cell>
          <table:table-cell office:value-type="float" office:value="6.43575492965463" calcext:value-type="float">
            <text:p>6,4357549297</text:p>
          </table:table-cell>
          <table:table-cell office:value-type="float" office:value="6.42249455023496" calcext:value-type="float">
            <text:p>6,4224945502</text:p>
          </table:table-cell>
          <table:table-cell office:value-type="float" office:value="6.01752890516834" calcext:value-type="float">
            <text:p>6,0175289052</text:p>
          </table:table-cell>
          <table:table-cell office:value-type="float" office:value="6.41658907575865" calcext:value-type="float">
            <text:p>6,4165890758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5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5" office:value-type="float" office:value="0.3333" calcext:value-type="float">
            <text:p>0,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17:17.582448226</dc:date>
    <meta:document-statistic meta:table-count="1" meta:cell-count="200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4:Tabelle1.F4" chart:error-lower-range="Tabelle1.B4:Tabelle1.F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4:Tabelle1.F4" chart:error-lower-range="Tabelle1.B4:Tabelle1.F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6:Tabelle1.F6" chart:error-lower-range="Tabelle1.B6:Tabelle1.F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6:Tabelle1.F6" chart:error-lower-range="Tabelle1.B6:Tabelle1.F6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22cm" svg:height="11.396cm" xlink:href=".." xlink:type="simple" chart:class="chart:line" chart:style-name="ch1">
        <chart:title svg:x="7.113cm" svg:y="0.363cm" chart:style-name="ch2">
          <text:p>Einfluss auf Abdeckung</text:p>
        </chart:title>
        <chart:subtitle svg:x="5.446cm" svg:y="1.395cm" chart:style-name="ch3">
          <text:p>additiv; POS; 300 Testsamples (100 je Klasse)</text:p>
        </chart:subtitle>
        <chart:legend chart:legend-position="end" svg:x="14.503cm" svg:y="5.15cm" style:legend-expansion="high" chart:style-name="ch4"/>
        <chart:plot-area chart:style-name="ch5" table:cell-range-address="Tabelle1.B29:Tabelle1.F29 Tabelle1.A36:Tabelle1.A37 Tabelle1.B3:Tabelle1.F3 Tabelle1.B5:Tabelle1.F5" chart:data-source-has-labels="both" svg:x="1.391cm" svg:y="2.331cm" svg:width="12.732cm" svg:height="7.857cm">
          <chartooo:coordinate-region svg:x="2.859cm" svg:y="2.531cm" svg:width="10.892cm" svg:height="7.011cm"/>
          <chart:axis chart:dimension="x" chart:name="primary-x" chart:style-name="ch6" chartooo:axis-type="auto">
            <chartooo:date-scale/>
            <chart:title svg:x="5.821cm" svg:y="10.415cm" chart:style-name="ch7">
              <text:p>Anzahl der Trainingsdaten</text:p>
            </chart:title>
            <chart:categories table:cell-range-address="Tabelle1.B29:Tabelle1.F29"/>
          </chart:axis>
          <chart:axis chart:dimension="y" chart:name="primary-y" chart:style-name="ch6">
            <chart:title svg:x="0.451cm" svg:y="7.494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3:Tabelle1.F3" chart:label-cell-address="Tabelle1.A36:Tabelle1.A36" chart:class="chart:line">
            <chart:error-indicator chart:style-name="ch11" chart:dimension="y"/>
            <chart:data-point chart:repeated="5"/>
          </chart:series>
          <chart:series chart:style-name="ch12" chart:values-cell-range-address="Tabelle1.B5:Tabelle1.F5" chart:label-cell-address="Tabelle1.A37:Tabelle1.A37" chart:class="chart:line">
            <chart:error-indicator chart:style-name="ch13" chart:dimension="y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Tabelle1.B29:Tabelle1.F2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742">
                <text:p>2740</text:p>
              </table:table-cell>
            </table:table-row>
          </table:table-header-rows>
          <table:table-rows>
            <table:table-row>
              <table:table-cell office:value-type="string">
                <text:p>Makro-Avg. Gesamt</text:p>
                <draw:g>
                  <svg:desc>Tabelle1.A36:Tabelle1.A36</svg:desc>
                </draw:g>
              </table:table-cell>
              <table:table-cell office:value-type="float" office:value="0.999133333333334">
                <text:p>0.999133333333334</text:p>
                <draw:g>
                  <svg:desc>Tabelle1.B3:Tabelle1.F3</svg:desc>
                </draw:g>
              </table:table-cell>
              <table:table-cell office:value-type="float" office:value="0.999133333333334">
                <text:p>0.999133333333334</text:p>
              </table:table-cell>
              <table:table-cell office:value-type="float" office:value="0.999133333333334">
                <text:p>0.999133333333334</text:p>
              </table:table-cell>
              <table:table-cell office:value-type="float" office:value="0.999133333333334">
                <text:p>0.999133333333334</text:p>
              </table:table-cell>
              <table:table-cell office:value-type="float" office:value="0.999133333333334">
                <text:p>0.999133333333334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154396838822508">
                <text:p>0.00154396838822508</text:p>
                <draw:g>
                  <svg:desc>Tabelle1.B4:Tabelle1.F4</svg:desc>
                </draw:g>
              </table:table-cell>
              <table:table-cell office:value-type="float" office:value="0.00154396838822508">
                <text:p>0.00154396838822508</text:p>
              </table:table-cell>
              <table:table-cell office:value-type="float" office:value="0.00154396838822508">
                <text:p>0.00154396838822508</text:p>
              </table:table-cell>
              <table:table-cell office:value-type="float" office:value="0.00154396838822508">
                <text:p>0.00154396838822508</text:p>
              </table:table-cell>
              <table:table-cell office:value-type="float" office:value="0.00154396838822508">
                <text:p>0.00154396838822508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0154396838822508">
                <text:p>0.00154396838822508</text:p>
                <draw:g>
                  <svg:desc>Tabelle1.B4:Tabelle1.F4</svg:desc>
                </draw:g>
              </table:table-cell>
              <table:table-cell office:value-type="float" office:value="0.00154396838822508">
                <text:p>0.00154396838822508</text:p>
              </table:table-cell>
              <table:table-cell office:value-type="float" office:value="0.00154396838822508">
                <text:p>0.00154396838822508</text:p>
              </table:table-cell>
              <table:table-cell office:value-type="float" office:value="0.00154396838822508">
                <text:p>0.00154396838822508</text:p>
              </table:table-cell>
              <table:table-cell office:value-type="float" office:value="0.00154396838822508">
                <text:p>0.00154396838822508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7:Tabelle1.A37</svg:desc>
                </draw:g>
              </table:table-cell>
              <table:table-cell office:value-type="float" office:value="0.9993">
                <text:p>0.9993</text:p>
                <draw:g>
                  <svg:desc>Tabelle1.B5:Tabelle1.F5</svg:desc>
                </draw:g>
              </table:table-cell>
              <table:table-cell office:value-type="float" office:value="0.9993">
                <text:p>0.9993</text:p>
              </table:table-cell>
              <table:table-cell office:value-type="float" office:value="0.9993">
                <text:p>0.9993</text:p>
              </table:table-cell>
              <table:table-cell office:value-type="float" office:value="0.9993">
                <text:p>0.9993</text:p>
              </table:table-cell>
              <table:table-cell office:value-type="float" office:value="0.9993">
                <text:p>0.9993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0174367544009889">
                <text:p>0.00174367544009889</text:p>
                <draw:g>
                  <svg:desc>Tabelle1.B6:Tabelle1.F6</svg:desc>
                </draw:g>
              </table:table-cell>
              <table:table-cell office:value-type="float" office:value="0.00174367544009889">
                <text:p>0.00174367544009889</text:p>
              </table:table-cell>
              <table:table-cell office:value-type="float" office:value="0.00174367544009889">
                <text:p>0.00174367544009889</text:p>
              </table:table-cell>
              <table:table-cell office:value-type="float" office:value="0.00174367544009889">
                <text:p>0.00174367544009889</text:p>
              </table:table-cell>
              <table:table-cell office:value-type="float" office:value="0.00174367544009889">
                <text:p>0.00174367544009889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0174367544009889">
                <text:p>0.00174367544009889</text:p>
                <draw:g>
                  <svg:desc>Tabelle1.B6:Tabelle1.F6</svg:desc>
                </draw:g>
              </table:table-cell>
              <table:table-cell office:value-type="float" office:value="0.00174367544009889">
                <text:p>0.00174367544009889</text:p>
              </table:table-cell>
              <table:table-cell office:value-type="float" office:value="0.00174367544009889">
                <text:p>0.00174367544009889</text:p>
              </table:table-cell>
              <table:table-cell office:value-type="float" office:value="0.00174367544009889">
                <text:p>0.00174367544009889</text:p>
              </table:table-cell>
              <table:table-cell office:value-type="float" office:value="0.00174367544009889">
                <text:p>0.00174367544009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10:Tabelle1.F10" chart:error-lower-range="Tabelle1.B10:Tabelle1.F1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10:Tabelle1.F10" chart:error-lower-range="Tabelle1.B10:Tabelle1.F10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2:Tabelle1.F12" chart:error-lower-range="Tabelle1.B12:Tabelle1.F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2:Tabelle1.F12" chart:error-lower-range="Tabelle1.B12:Tabelle1.F12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664cm" svg:height="11.555cm" xlink:href=".." xlink:type="simple" chart:class="chart:line" chart:style-name="ch1">
        <chart:title svg:x="6.841cm" svg:y="0.367cm" chart:style-name="ch2">
          <text:p>Einfluss auf Genauigkeit</text:p>
        </chart:title>
        <chart:subtitle svg:x="5.267cm" svg:y="1.403cm" chart:style-name="ch3">
          <text:p>additiv; POS; 300 Testsamples (100 je Klasse)</text:p>
        </chart:subtitle>
        <chart:legend chart:legend-position="end" svg:x="14.145cm" svg:y="4.98cm" style:legend-expansion="high" chart:style-name="ch4"/>
        <chart:plot-area chart:style-name="ch5" table:cell-range-address="Tabelle1.B29:Tabelle1.F29 Tabelle1.A36:Tabelle1.A38 Tabelle1.B9:Tabelle1.F9 Tabelle1.B11:Tabelle1.F11 Tabelle1.B38:Tabelle1.F38" chart:data-source-has-labels="both" svg:x="1.384cm" svg:y="2.343cm" svg:width="12.388cm" svg:height="8cm">
          <chartooo:coordinate-region svg:x="2.111cm" svg:y="2.542cm" svg:width="11.289cm" svg:height="7.154cm"/>
          <chart:axis chart:dimension="x" chart:name="primary-x" chart:style-name="ch6" chartooo:axis-type="auto">
            <chartooo:date-scale/>
            <chart:title svg:x="5.695cm" svg:y="10.574cm" chart:style-name="ch7">
              <text:p>Anzahl an Trainingsdaten</text:p>
            </chart:title>
            <chart:categories table:cell-range-address="Tabelle1.B29:Tabelle1.F29"/>
          </chart:axis>
          <chart:axis chart:dimension="y" chart:name="primary-y" chart:style-name="ch6">
            <chart:title svg:x="0.451cm" svg:y="7.631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9:Tabelle1.F9" chart:label-cell-address="Tabelle1.A36:Tabelle1.A36" chart:class="chart:line">
            <chart:error-indicator chart:style-name="ch11" chart:dimension="y"/>
            <chart:data-point chart:repeated="5"/>
          </chart:series>
          <chart:series chart:style-name="ch12" chart:values-cell-range-address="Tabelle1.B11:Tabelle1.F11" chart:label-cell-address="Tabelle1.A37:Tabelle1.A37" chart:class="chart:line">
            <chart:error-indicator chart:style-name="ch13" chart:dimension="y"/>
            <chart:data-point chart:repeated="5"/>
          </chart:series>
          <chart:series chart:style-name="ch14" chart:values-cell-range-address="Tabelle1.B38:Tabelle1.F38" chart:label-cell-address="Tabelle1.A38:Tabelle1.A38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Tabelle1.B29:Tabelle1.F2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742">
                <text:p>2740</text:p>
              </table:table-cell>
            </table:table-row>
          </table:table-header-rows>
          <table:table-rows>
            <table:table-row>
              <table:table-cell office:value-type="string">
                <text:p>Makro-Avg. Gesamt</text:p>
                <draw:g>
                  <svg:desc>Tabelle1.A36:Tabelle1.A36</svg:desc>
                </draw:g>
              </table:table-cell>
              <table:table-cell office:value-type="float" office:value="0.685379399436542">
                <text:p>0.685379399436542</text:p>
                <draw:g>
                  <svg:desc>Tabelle1.B9:Tabelle1.F9</svg:desc>
                </draw:g>
              </table:table-cell>
              <table:table-cell office:value-type="float" office:value="0.719405641448498">
                <text:p>0.719405641448498</text:p>
              </table:table-cell>
              <table:table-cell office:value-type="float" office:value="0.730871270528414">
                <text:p>0.730871270528414</text:p>
              </table:table-cell>
              <table:table-cell office:value-type="float" office:value="0.737905270390985">
                <text:p>0.737905270390985</text:p>
              </table:table-cell>
              <table:table-cell office:value-type="float" office:value="0.745677358620216">
                <text:p>0.745677358620216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27623718736537">
                <text:p>0.027623718736537</text:p>
                <draw:g>
                  <svg:desc>Tabelle1.B10:Tabelle1.F10</svg:desc>
                </draw:g>
              </table:table-cell>
              <table:table-cell office:value-type="float" office:value="0.0244677109929612">
                <text:p>0.0244677109929612</text:p>
              </table:table-cell>
              <table:table-cell office:value-type="float" office:value="0.0240421595566723">
                <text:p>0.0240421595566723</text:p>
              </table:table-cell>
              <table:table-cell office:value-type="float" office:value="0.0218770460590975">
                <text:p>0.0218770460590975</text:p>
              </table:table-cell>
              <table:table-cell office:value-type="float" office:value="0.0252710169518505">
                <text:p>0.0252710169518505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27623718736537">
                <text:p>0.027623718736537</text:p>
                <draw:g>
                  <svg:desc>Tabelle1.B10:Tabelle1.F10</svg:desc>
                </draw:g>
              </table:table-cell>
              <table:table-cell office:value-type="float" office:value="0.0244677109929612">
                <text:p>0.0244677109929612</text:p>
              </table:table-cell>
              <table:table-cell office:value-type="float" office:value="0.0240421595566723">
                <text:p>0.0240421595566723</text:p>
              </table:table-cell>
              <table:table-cell office:value-type="float" office:value="0.0218770460590975">
                <text:p>0.0218770460590975</text:p>
              </table:table-cell>
              <table:table-cell office:value-type="float" office:value="0.0252710169518505">
                <text:p>0.0252710169518505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7:Tabelle1.A37</svg:desc>
                </draw:g>
              </table:table-cell>
              <table:table-cell office:value-type="float" office:value="0.626027272727272">
                <text:p>0.626027272727272</text:p>
                <draw:g>
                  <svg:desc>Tabelle1.B11:Tabelle1.F11</svg:desc>
                </draw:g>
              </table:table-cell>
              <table:table-cell office:value-type="float" office:value="0.670812626262626">
                <text:p>0.670812626262626</text:p>
              </table:table-cell>
              <table:table-cell office:value-type="float" office:value="0.686712121212121">
                <text:p>0.686712121212121</text:p>
              </table:table-cell>
              <table:table-cell office:value-type="float" office:value="0.697168181818182">
                <text:p>0.697168181818182</text:p>
              </table:table-cell>
              <table:table-cell office:value-type="float" office:value="0.712823737373737">
                <text:p>0.712823737373737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412685863810022">
                <text:p>0.0412685863810022</text:p>
                <draw:g>
                  <svg:desc>Tabelle1.B12:Tabelle1.F12</svg:desc>
                </draw:g>
              </table:table-cell>
              <table:table-cell office:value-type="float" office:value="0.0317046673554525">
                <text:p>0.0317046673554525</text:p>
              </table:table-cell>
              <table:table-cell office:value-type="float" office:value="0.0317736925855497">
                <text:p>0.0317736925855497</text:p>
              </table:table-cell>
              <table:table-cell office:value-type="float" office:value="0.0295044890661401">
                <text:p>0.0295044890661401</text:p>
              </table:table-cell>
              <table:table-cell office:value-type="float" office:value="0.0324966984867353">
                <text:p>0.0324966984867353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412685863810022">
                <text:p>0.0412685863810022</text:p>
                <draw:g>
                  <svg:desc>Tabelle1.B12:Tabelle1.F12</svg:desc>
                </draw:g>
              </table:table-cell>
              <table:table-cell office:value-type="float" office:value="0.0317046673554525">
                <text:p>0.0317046673554525</text:p>
              </table:table-cell>
              <table:table-cell office:value-type="float" office:value="0.0317736925855497">
                <text:p>0.0317736925855497</text:p>
              </table:table-cell>
              <table:table-cell office:value-type="float" office:value="0.0295044890661401">
                <text:p>0.0295044890661401</text:p>
              </table:table-cell>
              <table:table-cell office:value-type="float" office:value="0.0324966984867353">
                <text:p>0.0324966984867353</text:p>
              </table:table-cell>
            </table:table-row>
            <table:table-row>
              <table:table-cell office:value-type="string">
                <text:p>Baseline</text:p>
                <draw:g>
                  <svg:desc>Tabelle1.A38:Tabelle1.A38</svg:desc>
                </draw:g>
              </table:table-cell>
              <table:table-cell office:value-type="float" office:value="0.3333">
                <text:p>0.3333</text:p>
                <draw:g>
                  <svg:desc>Tabelle1.B38:Tabelle1.F38</svg:desc>
                </draw:g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  <table:table-cell office:value-type="float" office:value="0.3333">
                <text:p>0.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